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start" fo:margin-left="1.058cm"/>
    </style:style>
    <style:style style:name="ce46" style:family="table-cell" style:parent-style-name="Default" style:data-style-name="N0">
      <style:table-cell-properties style:text-align-source="fix" style:repeat-content="false"/>
      <style:paragraph-properties fo:text-align="start" fo:margin-left="1.058cm"/>
    </style:style>
    <style:style style:name="ce47" style:family="table-cell" style:parent-style-name="Default" style:data-style-name="N0">
      <style:table-cell-properties style:text-align-source="fix" style:repeat-content="false"/>
      <style:paragraph-properties fo:text-align="start" fo:margin-left="1.058cm"/>
    </style:style>
    <style:style style:name="ce48" style:family="table-cell" style:parent-style-name="Default" style:data-style-name="N0">
      <style:table-cell-properties style:text-align-source="fix" style:repeat-content="false"/>
      <style:paragraph-properties fo:text-align="start" fo:margin-left="1.058cm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start" fo:margin-left="1.058cm"/>
    </style:style>
    <style:style style:name="ce50" style:family="table-cell" style:parent-style-name="Default" style:data-style-name="N0">
      <style:table-cell-properties style:text-align-source="fix" style:repeat-content="false"/>
      <style:paragraph-properties fo:text-align="start" fo:margin-left="1.058cm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1.058cm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1.058cm"/>
    </style:style>
    <style:style style:name="ce53" style:family="table-cell" style:parent-style-name="Default" style:data-style-name="N0">
      <style:table-cell-properties style:text-align-source="fix" style:repeat-content="false"/>
      <style:paragraph-properties fo:text-align="start" fo:margin-left="1.058cm"/>
    </style:style>
    <style:style style:name="ce54" style:family="table-cell" style:parent-style-name="Default" style:data-style-name="N0">
      <style:table-cell-properties style:text-align-source="fix" style:repeat-content="false"/>
      <style:paragraph-properties fo:text-align="start" fo:margin-left="1.058cm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start" fo:margin-left="1.058cm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1.058cm"/>
    </style:style>
    <style:style style:name="ce57" style:family="table-cell" style:parent-style-name="Default" style:data-style-name="N0">
      <style:table-cell-properties style:text-align-source="fix" style:repeat-content="false"/>
      <style:paragraph-properties fo:text-align="start" fo:margin-left="1.058cm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start" fo:margin-left="1.058cm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start" fo:margin-left="1.058cm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start" fo:margin-left="1.058c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1.058cm"/>
    </style:style>
    <style:style style:name="ce6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start" fo:margin-left="1.058cm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start" fo:margin-left="1.058cm"/>
    </style:style>
    <style:style style:name="ce6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start" fo:margin-left="1.058cm"/>
    </style:style>
    <style:style style:name="ce6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start" fo:margin-left="1.058cm"/>
    </style:style>
    <style:style style:name="ce6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start" fo:margin-left="1.058cm"/>
    </style:style>
    <style:style style:name="ce6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start" fo:margin-left="1.058cm"/>
    </style:style>
    <style:style style:name="ce7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start" fo:margin-left="1.058cm"/>
    </style:style>
    <style:style style:name="ce7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start" fo:margin-left="1.058cm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start" fo:margin-left="1.058cm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start" fo:margin-left="1.058cm"/>
    </style:style>
    <style:style style:name="ce7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start" fo:margin-left="1.058cm"/>
    </style:style>
    <style:style style:name="ce7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start" fo:margin-left="1.058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start" fo:margin-left="1.058cm"/>
    </style:style>
    <style:style style:name="ce7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start" fo:margin-left="1.058cm"/>
    </style:style>
    <style:style style:name="ce7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1.058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Alg 1</text:p>
          </table:table-cell>
          <table:table-cell table:style-name="ce5" office:value-type="string" calcext:value-type="string">
            <text:p>Alg 2</text:p>
          </table:table-cell>
          <table:table-cell table:style-name="ce5" office:value-type="string" calcext:value-type="string">
            <text:p>Alg 3</text:p>
          </table:table-cell>
          <table:table-cell table:style-name="ce23" office:value-type="string" calcext:value-type="string">
            <text:p>Reference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0" calcext:value-type="float">
            <text:p>40</text:p>
          </table:table-cell>
          <table:table-cell table:style-name="ce45" office:value-type="float" office:value="0.000523483" calcext:value-type="float">
            <text:p>0.000523483</text:p>
          </table:table-cell>
          <table:table-cell table:style-name="ce45" office:value-type="float" office:value="0.000198947" calcext:value-type="float">
            <text:p>0.000198947</text:p>
          </table:table-cell>
          <table:table-cell table:style-name="ce45" office:value-type="float" office:value="0.000130939" calcext:value-type="float">
            <text:p>0.000130939</text:p>
          </table:table-cell>
          <table:table-cell table:style-name="ce30" office:value-type="float" office:value="0.000064583" calcext:value-type="float">
            <text:p>6.4583E-0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table:style-name="ce46" office:value-type="float" office:value="0.00676985" calcext:value-type="float">
            <text:p>0.00676985</text:p>
          </table:table-cell>
          <table:table-cell table:style-name="ce46" office:value-type="float" office:value="0.00120327" calcext:value-type="float">
            <text:p>0.00120327</text:p>
          </table:table-cell>
          <table:table-cell table:style-name="ce46" office:value-type="float" office:value="0.00118688" calcext:value-type="float">
            <text:p>0.00118688</text:p>
          </table:table-cell>
          <table:table-cell table:style-name="ce64" office:value-type="float" office:value="0.000280472" calcext:value-type="float">
            <text:p>0.00028047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00" calcext:value-type="float">
            <text:p>4000</text:p>
          </table:table-cell>
          <table:table-cell table:style-name="ce47" office:value-type="float" office:value="0.0931661" calcext:value-type="float">
            <text:p>0.0931661</text:p>
          </table:table-cell>
          <table:table-cell table:style-name="ce47" office:value-type="float" office:value="0.0118608" calcext:value-type="float">
            <text:p>0.0118608</text:p>
          </table:table-cell>
          <table:table-cell table:style-name="ce47" office:value-type="float" office:value="0.0114392" calcext:value-type="float">
            <text:p>0.0114392</text:p>
          </table:table-cell>
          <table:table-cell table:style-name="ce65" office:value-type="float" office:value="0.0019439" calcext:value-type="float">
            <text:p>0.001943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table:style-name="ce48" office:value-type="float" office:value="1.25414" calcext:value-type="float">
            <text:p>1.25414</text:p>
          </table:table-cell>
          <table:table-cell table:style-name="ce48" office:value-type="float" office:value="0.118484" calcext:value-type="float">
            <text:p>0.118484</text:p>
          </table:table-cell>
          <table:table-cell table:style-name="ce48" office:value-type="float" office:value="0.116778" calcext:value-type="float">
            <text:p>0.116778</text:p>
          </table:table-cell>
          <table:table-cell table:style-name="ce66" office:value-type="float" office:value="0.0222411" calcext:value-type="float">
            <text:p>0.0222411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0.00448149" calcext:value-type="float">
            <text:p>0.00448149</text:p>
          </table:table-cell>
          <table:table-cell table:style-name="ce49" office:value-type="float" office:value="0.00151972" calcext:value-type="float">
            <text:p>0.00151972</text:p>
          </table:table-cell>
          <table:table-cell table:style-name="ce49" office:value-type="float" office:value="0.000570447" calcext:value-type="float">
            <text:p>0.000570447</text:p>
          </table:table-cell>
          <table:table-cell table:style-name="ce67" office:value-type="float" office:value="0.000229335" calcext:value-type="float">
            <text:p>0.000229335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table:style-name="ce50" office:value-type="float" office:value="0.0598123" calcext:value-type="float">
            <text:p>0.0598123</text:p>
          </table:table-cell>
          <table:table-cell table:style-name="ce50" office:value-type="float" office:value="0.0104191" calcext:value-type="float">
            <text:p>0.0104191</text:p>
          </table:table-cell>
          <table:table-cell table:style-name="ce50" office:value-type="float" office:value="0.00290394" calcext:value-type="float">
            <text:p>0.00290394</text:p>
          </table:table-cell>
          <table:table-cell table:style-name="ce68" office:value-type="float" office:value="0.00106391" calcext:value-type="float">
            <text:p>0.00106391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number-columns-repeated="2" office:value-type="float" office:value="4000" calcext:value-type="float">
            <text:p>4000</text:p>
          </table:table-cell>
          <table:table-cell table:style-name="ce51" office:value-type="float" office:value="0.813156" calcext:value-type="float">
            <text:p>0.813156</text:p>
          </table:table-cell>
          <table:table-cell table:style-name="ce51" office:value-type="float" office:value="0.106269" calcext:value-type="float">
            <text:p>0.106269</text:p>
          </table:table-cell>
          <table:table-cell table:style-name="ce51" office:value-type="float" office:value="0.0294056" calcext:value-type="float">
            <text:p>0.0294056</text:p>
          </table:table-cell>
          <table:table-cell table:style-name="ce69" office:value-type="float" office:value="0.00920124" calcext:value-type="float">
            <text:p>0.00920124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table:style-name="ce52" office:value-type="float" office:value="14.3301" calcext:value-type="float">
            <text:p>14.3301</text:p>
          </table:table-cell>
          <table:table-cell table:style-name="ce52" office:value-type="float" office:value="1.05327" calcext:value-type="float">
            <text:p>1.05327</text:p>
          </table:table-cell>
          <table:table-cell table:style-name="ce52" office:value-type="float" office:value="0.314287" calcext:value-type="float">
            <text:p>0.314287</text:p>
          </table:table-cell>
          <table:table-cell table:style-name="ce70" office:value-type="float" office:value="0.184405" calcext:value-type="float">
            <text:p>0.184405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table:style-name="ce53" office:value-type="float" office:value="0.043177" calcext:value-type="float">
            <text:p>0.043177</text:p>
          </table:table-cell>
          <table:table-cell table:style-name="ce53" office:value-type="float" office:value="0.0149495" calcext:value-type="float">
            <text:p>0.0149495</text:p>
          </table:table-cell>
          <table:table-cell table:style-name="ce53" office:value-type="float" office:value="0.00336419" calcext:value-type="float">
            <text:p>0.00336419</text:p>
          </table:table-cell>
          <table:table-cell table:style-name="ce71" office:value-type="float" office:value="0.00255748" calcext:value-type="float">
            <text:p>0.00255748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table:style-name="ce54" office:value-type="float" office:value="0.585707" calcext:value-type="float">
            <text:p>0.585707</text:p>
          </table:table-cell>
          <table:table-cell table:style-name="ce54" office:value-type="float" office:value="0.100887" calcext:value-type="float">
            <text:p>0.100887</text:p>
          </table:table-cell>
          <table:table-cell table:style-name="ce54" office:value-type="float" office:value="0.0205763" calcext:value-type="float">
            <text:p>0.0205763</text:p>
          </table:table-cell>
          <table:table-cell table:style-name="ce72" office:value-type="float" office:value="0.00773185" calcext:value-type="float">
            <text:p>0.00773185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table:number-columns-repeated="2" office:value-type="float" office:value="4000" calcext:value-type="float">
            <text:p>4000</text:p>
          </table:table-cell>
          <table:table-cell table:style-name="ce55" office:value-type="float" office:value="8.1372" calcext:value-type="float">
            <text:p>8.1372</text:p>
          </table:table-cell>
          <table:table-cell table:style-name="ce55" office:value-type="float" office:value="1.02371" calcext:value-type="float">
            <text:p>1.02371</text:p>
          </table:table-cell>
          <table:table-cell table:style-name="ce55" office:value-type="float" office:value="0.242294" calcext:value-type="float">
            <text:p>0.242294</text:p>
          </table:table-cell>
          <table:table-cell table:style-name="ce73" office:value-type="float" office:value="0.0761718" calcext:value-type="float">
            <text:p>0.0761718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table:style-name="ce56" office:value-type="float" office:value="145.258" calcext:value-type="float">
            <text:p>145.258</text:p>
          </table:table-cell>
          <table:table-cell table:style-name="ce56" office:value-type="float" office:value="10.3162" calcext:value-type="float">
            <text:p>10.3162</text:p>
          </table:table-cell>
          <table:table-cell table:style-name="ce56" office:value-type="float" office:value="2.64109" calcext:value-type="float">
            <text:p>2.64109</text:p>
          </table:table-cell>
          <table:table-cell table:style-name="ce74" office:value-type="float" office:value="0.825437" calcext:value-type="float">
            <text:p>0.825437</text:p>
          </table:table-cell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table:style-name="ce57" office:value-type="float" office:value="0.429888" calcext:value-type="float">
            <text:p>0.429888</text:p>
          </table:table-cell>
          <table:table-cell table:style-name="ce57" office:value-type="float" office:value="0.151663" calcext:value-type="float">
            <text:p>0.151663</text:p>
          </table:table-cell>
          <table:table-cell table:style-name="ce57" office:value-type="float" office:value="0.0271026" calcext:value-type="float">
            <text:p>0.0271026</text:p>
          </table:table-cell>
          <table:table-cell table:style-name="ce75" office:value-type="float" office:value="0.0251977" calcext:value-type="float">
            <text:p>0.0251977</text:p>
          </table:table-cell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table:style-name="ce58" office:value-type="float" office:value="5.84458" calcext:value-type="float">
            <text:p>5.84458</text:p>
          </table:table-cell>
          <table:table-cell table:style-name="ce58" office:value-type="float" office:value="1.02366" calcext:value-type="float">
            <text:p>1.02366</text:p>
          </table:table-cell>
          <table:table-cell table:style-name="ce58" office:value-type="float" office:value="0.228721" calcext:value-type="float">
            <text:p>0.228721</text:p>
          </table:table-cell>
          <table:table-cell table:style-name="ce76" office:value-type="float" office:value="0.0998849" calcext:value-type="float">
            <text:p>0.0998849</text:p>
          </table:table-cell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table:number-columns-repeated="2" office:value-type="float" office:value="4000" calcext:value-type="float">
            <text:p>4000</text:p>
          </table:table-cell>
          <table:table-cell table:style-name="ce59" office:value-type="float" office:value="80.5595" calcext:value-type="float">
            <text:p>80.5595</text:p>
          </table:table-cell>
          <table:table-cell table:style-name="ce59" office:value-type="float" office:value="10.4176" calcext:value-type="float">
            <text:p>10.4176</text:p>
          </table:table-cell>
          <table:table-cell table:style-name="ce59" office:value-type="float" office:value="2.44187" calcext:value-type="float">
            <text:p>2.44187</text:p>
          </table:table-cell>
          <table:table-cell table:style-name="ce77" office:value-type="float" office:value="0.851069" calcext:value-type="float">
            <text:p>0.851069</text:p>
          </table:table-cell>
        </table:table-row>
        <table:table-row table:style-name="ro1">
          <table:table-cell/>
          <table:table-cell table:style-name="ce4" office:value-type="float" office:value="32000" calcext:value-type="float">
            <text:p>320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0000" calcext:value-type="float">
            <text:p>40000</text:p>
          </table:table-cell>
          <table:table-cell table:style-name="ce27" office:value-type="string" calcext:value-type="string">
            <text:p>timed out</text:p>
          </table:table-cell>
          <table:table-cell table:style-name="ce61" office:value-type="float" office:value="106.683" calcext:value-type="float">
            <text:p>106.683</text:p>
          </table:table-cell>
          <table:table-cell table:style-name="ce61" office:value-type="float" office:value="28.6704" calcext:value-type="float">
            <text:p>28.6704</text:p>
          </table:table-cell>
          <table:table-cell table:style-name="ce78" office:value-type="float" office:value="9.71356" calcext:value-type="float">
            <text:p>9.71356</text:p>
          </table:table-cell>
        </table:table-row>
        <calcext:conditional-formats>
          <calcext:conditional-format calcext:target-range-address="Sheet1.E18:Sheet1.H18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12:Sheet1.H12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10:Sheet1.H10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5:Sheet1.H5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6:Sheet1.H6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7:Sheet1.H7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9:Sheet1.H9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11:Sheet1.H11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13:Sheet1.H13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14:Sheet1.H14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15:Sheet1.H15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17:Sheet1.H17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19:Sheet1.H19">
            <calcext:color-scale>
              <calcext:color-scale-entry calcext:value="0" calcext:type="minimum" calcext:color="#77bc65"/>
              <calcext:color-scale-entry calcext:value="0" calcext:type="maximum" calcext:color="#ffff38"/>
            </calcext:color-scale>
          </calcext:conditional-format>
          <calcext:conditional-format calcext:target-range-address="Sheet1.E4:Sheet1.H4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16:Sheet1.H16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8:Sheet1.H8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21:55:26.195142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22:46:57.186178951</meta:creation-date>
    <dc:date>2022-06-02T22:08:21.042853185</dc:date>
    <meta:editing-duration>PT10H54M53S</meta:editing-duration>
    <meta:editing-cycles>8</meta:editing-cycles>
    <meta:generator>LibreOffice/6.4.7.2$Linux_X86_64 LibreOffice_project/40$Build-2</meta:generator>
    <meta:document-statistic meta:table-count="1" meta:cell-count="119" meta:object-count="0"/>
  </office:meta>
</office:document-meta>
</file>